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95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5" table:style-name="ce4"/>
          <table:table-cell office:value-type="string" table:style-name="ce5">
            <text:p>資料月份：106 年3 月</text:p>
          </table:table-cell>
          <table:table-cell table:style-name="ce4"/>
          <table:table-cell table:style-name="ce1"/>
          <table:table-cell table:number-columns-repeated="4" table:style-name="ce4"/>
          <table:table-cell table:style-name="ce6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23">
            <text:p>金融機構名稱</text:p>
          </table:table-cell>
          <table:table-cell office:value-type="string" table:style-name="ce7">
            <text:p>流通卡數</text:p>
          </table:table-cell>
          <table:table-cell office:value-type="string" table:style-name="ce7">
            <text:p>有效卡數</text:p>
          </table:table-cell>
          <table:table-cell office:value-type="string" table:style-name="ce7">
            <text:p>當月發卡數</text:p>
          </table:table-cell>
          <table:table-cell office:value-type="string" table:style-name="ce7">
            <text:p>當月停卡數</text:p>
          </table:table-cell>
          <table:table-cell office:value-type="string" table:style-name="ce8">
            <text:p>循環信用</text:p>
          </table:table-cell>
          <table:table-cell office:value-type="string" table:style-name="ce8">
            <text:p>未到期</text:p>
          </table:table-cell>
          <table:table-cell office:value-type="string" table:style-name="ce8">
            <text:p>當月簽帳</text:p>
          </table:table-cell>
          <table:table-cell office:value-type="string" table:style-name="ce8">
            <text:p>當月預借</text:p>
          </table:table-cell>
          <table:table-cell office:value-type="string" table:style-name="ce7">
            <text:p>逾期三個月以</text:p>
          </table:table-cell>
          <table:table-cell office:value-type="string" table:style-name="ce7">
            <text:p>逾期六個月以</text:p>
          </table:table-cell>
          <table:table-cell office:value-type="string" table:style-name="ce8">
            <text:p>備抵呆帳</text:p>
          </table:table-cell>
          <table:table-cell office:value-type="string" table:style-name="ce9">
            <text:p>當月轉銷</text:p>
          </table:table-cell>
          <table:table-cell office:value-type="string" table:style-name="ce10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2">
            <text:p>餘額</text:p>
          </table:table-cell>
          <table:table-cell office:value-type="string" table:style-name="ce12">
            <text:p>分期付款</text:p>
          </table:table-cell>
          <table:table-cell office:value-type="string" table:style-name="ce12">
            <text:p>金額</text:p>
          </table:table-cell>
          <table:table-cell office:value-type="string" table:style-name="ce12">
            <text:p>現金金額</text:p>
          </table:table-cell>
          <table:table-cell office:value-type="string" table:style-name="ce11">
            <text:p>上帳款占應收</text:p>
          </table:table-cell>
          <table:table-cell office:value-type="string" table:style-name="ce11">
            <text:p>上帳款占應收</text:p>
          </table:table-cell>
          <table:table-cell office:value-type="string" table:style-name="ce13">
            <text:p>提足率</text:p>
          </table:table-cell>
          <table:table-cell office:value-type="string" table:style-name="ce14">
            <text:p>呆帳金額</text:p>
          </table:table-cell>
          <table:table-cell office:value-type="string" table:style-name="ce13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2">
            <text:p>餘額</text:p>
          </table:table-cell>
          <table:table-cell office:value-type="string" table:style-name="ce12">
            <text:p>　</text:p>
          </table:table-cell>
          <table:table-cell office:value-type="string" table:style-name="ce11">
            <text:p>　</text:p>
          </table:table-cell>
          <table:table-cell office:value-type="string" table:style-name="ce11">
            <text:p>帳款餘額(含催</text:p>
          </table:table-cell>
          <table:table-cell office:value-type="string" table:style-name="ce11">
            <text:p>帳款餘額(含催</text:p>
          </table:table-cell>
          <table:table-cell office:value-type="string" table:style-name="ce13">
            <text:p>(%)</text:p>
          </table:table-cell>
          <table:table-cell office:value-type="string" table:style-name="ce14">
            <text:p>　</text:p>
          </table:table-cell>
          <table:table-cell office:value-type="string" table:style-name="ce13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　</text:p>
          </table:table-cell>
          <table:table-cell office:value-type="string" table:style-name="ce16">
            <text:p>收款)之比率(%)</text:p>
          </table:table-cell>
          <table:table-cell office:value-type="string" table:style-name="ce16">
            <text:p>收款)之比率(%)</text:p>
          </table:table-cell>
          <table:table-cell office:value-type="string" table:style-name="ce16">
            <text:p><text:s/></text:p>
          </table:table-cell>
          <table:table-cell office:value-type="string" table:style-name="ce16">
            <text:p><text:s/></text:p>
          </table:table-cell>
          <table:table-cell office:value-type="string" table:style-name="ce17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臺灣銀行</text:p>
          </table:table-cell>
          <table:table-cell office:value-type="float" office:value="246554" table:style-name="ce19">
            <text:p>246,554</text:p>
          </table:table-cell>
          <table:table-cell office:value-type="float" office:value="127515" table:style-name="ce19">
            <text:p>127,515</text:p>
          </table:table-cell>
          <table:table-cell office:value-type="float" office:value="6035" table:style-name="ce19">
            <text:p>6,035</text:p>
          </table:table-cell>
          <table:table-cell office:value-type="float" office:value="2031" table:style-name="ce19">
            <text:p>2,031</text:p>
          </table:table-cell>
          <table:table-cell office:value-type="float" office:value="218888" table:style-name="ce19">
            <text:p>218,888</text:p>
          </table:table-cell>
          <table:table-cell office:value-type="float" office:value="11175" table:style-name="ce19">
            <text:p>11,175</text:p>
          </table:table-cell>
          <table:table-cell office:value-type="float" office:value="715581" table:style-name="ce19">
            <text:p>715,581</text:p>
          </table:table-cell>
          <table:table-cell office:value-type="float" office:value="1668" table:style-name="ce19">
            <text:p>1,668</text:p>
          </table:table-cell>
          <table:table-cell office:value-type="float" office:value="0.22" table:style-name="ce20">
            <text:p>0.22</text:p>
          </table:table-cell>
          <table:table-cell office:value-type="float" office:value="0.1" table:style-name="ce20">
            <text:p>0.10</text:p>
          </table:table-cell>
          <table:table-cell office:value-type="float" office:value="620.88" table:style-name="ce20">
            <text:p>620.88</text:p>
          </table:table-cell>
          <table:table-cell office:value-type="float" office:value="1566" table:style-name="ce19">
            <text:p>1,566</text:p>
          </table:table-cell>
          <table:table-cell office:value-type="float" office:value="5511" table:style-name="ce19">
            <text:p>5,51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臺灣土地銀行</text:p>
          </table:table-cell>
          <table:table-cell office:value-type="float" office:value="238923" table:style-name="ce19">
            <text:p>238,923</text:p>
          </table:table-cell>
          <table:table-cell office:value-type="float" office:value="128368" table:style-name="ce19">
            <text:p>128,368</text:p>
          </table:table-cell>
          <table:table-cell office:value-type="float" office:value="4197" table:style-name="ce19">
            <text:p>4,197</text:p>
          </table:table-cell>
          <table:table-cell office:value-type="float" office:value="1592" table:style-name="ce19">
            <text:p>1,592</text:p>
          </table:table-cell>
          <table:table-cell office:value-type="float" office:value="303341" table:style-name="ce19">
            <text:p>303,341</text:p>
          </table:table-cell>
          <table:table-cell office:value-type="float" office:value="50109" table:style-name="ce19">
            <text:p>50,109</text:p>
          </table:table-cell>
          <table:table-cell office:value-type="float" office:value="901209" table:style-name="ce19">
            <text:p>901,209</text:p>
          </table:table-cell>
          <table:table-cell office:value-type="float" office:value="875" table:style-name="ce19">
            <text:p>875</text:p>
          </table:table-cell>
          <table:table-cell office:value-type="float" office:value="0.49" table:style-name="ce20">
            <text:p>0.49</text:p>
          </table:table-cell>
          <table:table-cell office:value-type="float" office:value="0.27" table:style-name="ce20">
            <text:p>0.27</text:p>
          </table:table-cell>
          <table:table-cell office:value-type="float" office:value="790.6" table:style-name="ce20">
            <text:p>790.60</text:p>
          </table:table-cell>
          <table:table-cell office:value-type="float" office:value="1687" table:style-name="ce19">
            <text:p>1,687</text:p>
          </table:table-cell>
          <table:table-cell office:value-type="float" office:value="5809" table:style-name="ce19">
            <text:p>5,80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合作金庫商業銀行</text:p>
          </table:table-cell>
          <table:table-cell office:value-type="float" office:value="460340" table:style-name="ce19">
            <text:p>460,340</text:p>
          </table:table-cell>
          <table:table-cell office:value-type="float" office:value="283855" table:style-name="ce19">
            <text:p>283,855</text:p>
          </table:table-cell>
          <table:table-cell office:value-type="float" office:value="7299" table:style-name="ce19">
            <text:p>7,299</text:p>
          </table:table-cell>
          <table:table-cell office:value-type="float" office:value="4453" table:style-name="ce19">
            <text:p>4,453</text:p>
          </table:table-cell>
          <table:table-cell office:value-type="float" office:value="627509" table:style-name="ce19">
            <text:p>627,509</text:p>
          </table:table-cell>
          <table:table-cell office:value-type="float" office:value="216986" table:style-name="ce19">
            <text:p>216,986</text:p>
          </table:table-cell>
          <table:table-cell office:value-type="float" office:value="2856003" table:style-name="ce19">
            <text:p>2,856,003</text:p>
          </table:table-cell>
          <table:table-cell office:value-type="float" office:value="3066" table:style-name="ce19">
            <text:p>3,066</text:p>
          </table:table-cell>
          <table:table-cell office:value-type="float" office:value="0.4" table:style-name="ce20">
            <text:p>0.40</text:p>
          </table:table-cell>
          <table:table-cell office:value-type="float" office:value="0.34" table:style-name="ce20">
            <text:p>0.34</text:p>
          </table:table-cell>
          <table:table-cell office:value-type="float" office:value="246.42" table:style-name="ce20">
            <text:p>246.42</text:p>
          </table:table-cell>
          <table:table-cell office:value-type="float" office:value="7017" table:style-name="ce19">
            <text:p>7,017</text:p>
          </table:table-cell>
          <table:table-cell office:value-type="float" office:value="9976" table:style-name="ce19">
            <text:p>9,97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第一商業銀行</text:p>
          </table:table-cell>
          <table:table-cell office:value-type="float" office:value="958755" table:style-name="ce19">
            <text:p>958,755</text:p>
          </table:table-cell>
          <table:table-cell office:value-type="float" office:value="636254" table:style-name="ce19">
            <text:p>636,254</text:p>
          </table:table-cell>
          <table:table-cell office:value-type="float" office:value="12413" table:style-name="ce19">
            <text:p>12,413</text:p>
          </table:table-cell>
          <table:table-cell office:value-type="float" office:value="11055" table:style-name="ce19">
            <text:p>11,055</text:p>
          </table:table-cell>
          <table:table-cell office:value-type="float" office:value="1406222" table:style-name="ce19">
            <text:p>1,406,222</text:p>
          </table:table-cell>
          <table:table-cell office:value-type="float" office:value="1060140" table:style-name="ce19">
            <text:p>1,060,140</text:p>
          </table:table-cell>
          <table:table-cell office:value-type="float" office:value="4431400" table:style-name="ce19">
            <text:p>4,431,400</text:p>
          </table:table-cell>
          <table:table-cell office:value-type="float" office:value="15935" table:style-name="ce19">
            <text:p>15,935</text:p>
          </table:table-cell>
          <table:table-cell office:value-type="float" office:value="0.21" table:style-name="ce20">
            <text:p>0.21</text:p>
          </table:table-cell>
          <table:table-cell office:value-type="float" office:value="0" table:style-name="ce20">
            <text:p>0.00</text:p>
          </table:table-cell>
          <table:table-cell office:value-type="float" office:value="1625.43" table:style-name="ce20">
            <text:p>1,625.43</text:p>
          </table:table-cell>
          <table:table-cell office:value-type="float" office:value="5994" table:style-name="ce19">
            <text:p>5,994</text:p>
          </table:table-cell>
          <table:table-cell office:value-type="float" office:value="17857" table:style-name="ce19">
            <text:p>17,85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華南商業銀行</text:p>
          </table:table-cell>
          <table:table-cell office:value-type="float" office:value="941621" table:style-name="ce19">
            <text:p>941,621</text:p>
          </table:table-cell>
          <table:table-cell office:value-type="float" office:value="696201" table:style-name="ce19">
            <text:p>696,201</text:p>
          </table:table-cell>
          <table:table-cell office:value-type="float" office:value="23884" table:style-name="ce19">
            <text:p>23,884</text:p>
          </table:table-cell>
          <table:table-cell office:value-type="float" office:value="11502" table:style-name="ce19">
            <text:p>11,502</text:p>
          </table:table-cell>
          <table:table-cell office:value-type="float" office:value="827064" table:style-name="ce19">
            <text:p>827,064</text:p>
          </table:table-cell>
          <table:table-cell office:value-type="float" office:value="1877253" table:style-name="ce19">
            <text:p>1,877,253</text:p>
          </table:table-cell>
          <table:table-cell office:value-type="float" office:value="4327085" table:style-name="ce19">
            <text:p>4,327,085</text:p>
          </table:table-cell>
          <table:table-cell office:value-type="float" office:value="1583" table:style-name="ce19">
            <text:p>1,583</text:p>
          </table:table-cell>
          <table:table-cell office:value-type="float" office:value="0.08" table:style-name="ce20">
            <text:p>0.08</text:p>
          </table:table-cell>
          <table:table-cell office:value-type="float" office:value="0" table:style-name="ce20">
            <text:p>0.00</text:p>
          </table:table-cell>
          <table:table-cell office:value-type="float" office:value="739.49" table:style-name="ce20">
            <text:p>739.49</text:p>
          </table:table-cell>
          <table:table-cell office:value-type="float" office:value="15817" table:style-name="ce19">
            <text:p>15,817</text:p>
          </table:table-cell>
          <table:table-cell office:value-type="float" office:value="15817" table:style-name="ce19">
            <text:p>15,81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彰化商業銀行</text:p>
          </table:table-cell>
          <table:table-cell office:value-type="float" office:value="418948" table:style-name="ce19">
            <text:p>418,948</text:p>
          </table:table-cell>
          <table:table-cell office:value-type="float" office:value="203792" table:style-name="ce19">
            <text:p>203,792</text:p>
          </table:table-cell>
          <table:table-cell office:value-type="float" office:value="5331" table:style-name="ce19">
            <text:p>5,331</text:p>
          </table:table-cell>
          <table:table-cell office:value-type="float" office:value="3412" table:style-name="ce19">
            <text:p>3,412</text:p>
          </table:table-cell>
          <table:table-cell office:value-type="float" office:value="353306" table:style-name="ce19">
            <text:p>353,306</text:p>
          </table:table-cell>
          <table:table-cell office:value-type="float" office:value="138014" table:style-name="ce19">
            <text:p>138,014</text:p>
          </table:table-cell>
          <table:table-cell office:value-type="float" office:value="1320796" table:style-name="ce19">
            <text:p>1,320,796</text:p>
          </table:table-cell>
          <table:table-cell office:value-type="float" office:value="432" table:style-name="ce19">
            <text:p>432</text:p>
          </table:table-cell>
          <table:table-cell office:value-type="float" office:value="0.38" table:style-name="ce20">
            <text:p>0.38</text:p>
          </table:table-cell>
          <table:table-cell office:value-type="float" office:value="0.01" table:style-name="ce20">
            <text:p>0.01</text:p>
          </table:table-cell>
          <table:table-cell office:value-type="float" office:value="528.27" table:style-name="ce20">
            <text:p>528.27</text:p>
          </table:table-cell>
          <table:table-cell office:value-type="float" office:value="1555" table:style-name="ce19">
            <text:p>1,555</text:p>
          </table:table-cell>
          <table:table-cell office:value-type="float" office:value="4736" table:style-name="ce19">
            <text:p>4,73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上海商業儲蓄銀行</text:p>
          </table:table-cell>
          <table:table-cell office:value-type="float" office:value="360783" table:style-name="ce19">
            <text:p>360,783</text:p>
          </table:table-cell>
          <table:table-cell office:value-type="float" office:value="180941" table:style-name="ce19">
            <text:p>180,941</text:p>
          </table:table-cell>
          <table:table-cell office:value-type="float" office:value="5571" table:style-name="ce19">
            <text:p>5,571</text:p>
          </table:table-cell>
          <table:table-cell office:value-type="float" office:value="1883" table:style-name="ce19">
            <text:p>1,883</text:p>
          </table:table-cell>
          <table:table-cell office:value-type="float" office:value="685936" table:style-name="ce19">
            <text:p>685,936</text:p>
          </table:table-cell>
          <table:table-cell office:value-type="float" office:value="200287" table:style-name="ce19">
            <text:p>200,287</text:p>
          </table:table-cell>
          <table:table-cell office:value-type="float" office:value="1141316" table:style-name="ce19">
            <text:p>1,141,316</text:p>
          </table:table-cell>
          <table:table-cell office:value-type="float" office:value="6865" table:style-name="ce19">
            <text:p>6,865</text:p>
          </table:table-cell>
          <table:table-cell office:value-type="float" office:value="1.03" table:style-name="ce20">
            <text:p>1.03</text:p>
          </table:table-cell>
          <table:table-cell office:value-type="float" office:value="0.37" table:style-name="ce20">
            <text:p>0.37</text:p>
          </table:table-cell>
          <table:table-cell office:value-type="float" office:value="656.47" table:style-name="ce20">
            <text:p>656.47</text:p>
          </table:table-cell>
          <table:table-cell office:value-type="float" office:value="0" table:style-name="ce19">
            <text:p>0</text:p>
          </table:table-cell>
          <table:table-cell office:value-type="float" office:value="5671" table:style-name="ce19">
            <text:p>5,67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北富邦商業銀行</text:p>
          </table:table-cell>
          <table:table-cell office:value-type="float" office:value="2310957" table:style-name="ce19">
            <text:p>2,310,957</text:p>
          </table:table-cell>
          <table:table-cell office:value-type="float" office:value="1716673" table:style-name="ce19">
            <text:p>1,716,673</text:p>
          </table:table-cell>
          <table:table-cell office:value-type="float" office:value="29896" table:style-name="ce19">
            <text:p>29,896</text:p>
          </table:table-cell>
          <table:table-cell office:value-type="float" office:value="23974" table:style-name="ce19">
            <text:p>23,974</text:p>
          </table:table-cell>
          <table:table-cell office:value-type="float" office:value="5815940" table:style-name="ce19">
            <text:p>5,815,940</text:p>
          </table:table-cell>
          <table:table-cell office:value-type="float" office:value="10425549" table:style-name="ce19">
            <text:p>10,425,549</text:p>
          </table:table-cell>
          <table:table-cell office:value-type="float" office:value="20687454" table:style-name="ce19">
            <text:p>20,687,454</text:p>
          </table:table-cell>
          <table:table-cell office:value-type="float" office:value="56987" table:style-name="ce19">
            <text:p>56,987</text:p>
          </table:table-cell>
          <table:table-cell office:value-type="float" office:value="0.15" table:style-name="ce20">
            <text:p>0.15</text:p>
          </table:table-cell>
          <table:table-cell office:value-type="float" office:value="0" table:style-name="ce20">
            <text:p>0.00</text:p>
          </table:table-cell>
          <table:table-cell office:value-type="float" office:value="777.48" table:style-name="ce20">
            <text:p>777.48</text:p>
          </table:table-cell>
          <table:table-cell office:value-type="float" office:value="22230" table:style-name="ce19">
            <text:p>22,230</text:p>
          </table:table-cell>
          <table:table-cell office:value-type="float" office:value="69014" table:style-name="ce19">
            <text:p>69,01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國泰世華商業銀行</text:p>
          </table:table-cell>
          <table:table-cell office:value-type="float" office:value="5962349" table:style-name="ce19">
            <text:p>5,962,349</text:p>
          </table:table-cell>
          <table:table-cell office:value-type="float" office:value="4207495" table:style-name="ce19">
            <text:p>4,207,495</text:p>
          </table:table-cell>
          <table:table-cell office:value-type="float" office:value="75877" table:style-name="ce19">
            <text:p>75,877</text:p>
          </table:table-cell>
          <table:table-cell office:value-type="float" office:value="42088" table:style-name="ce19">
            <text:p>42,088</text:p>
          </table:table-cell>
          <table:table-cell office:value-type="float" office:value="14981497" table:style-name="ce19">
            <text:p>14,981,497</text:p>
          </table:table-cell>
          <table:table-cell office:value-type="float" office:value="9985594" table:style-name="ce19">
            <text:p>9,985,594</text:p>
          </table:table-cell>
          <table:table-cell office:value-type="float" office:value="41143244" table:style-name="ce19">
            <text:p>41,143,244</text:p>
          </table:table-cell>
          <table:table-cell office:value-type="float" office:value="245241" table:style-name="ce19">
            <text:p>245,241</text:p>
          </table:table-cell>
          <table:table-cell office:value-type="float" office:value="0.14000000000000001" table:style-name="ce20">
            <text:p>0.14</text:p>
          </table:table-cell>
          <table:table-cell office:value-type="float" office:value="0" table:style-name="ce20">
            <text:p>0.00</text:p>
          </table:table-cell>
          <table:table-cell office:value-type="float" office:value="2477.73" table:style-name="ce20">
            <text:p>2,477.73</text:p>
          </table:table-cell>
          <table:table-cell office:value-type="float" office:value="35287" table:style-name="ce19">
            <text:p>35,287</text:p>
          </table:table-cell>
          <table:table-cell office:value-type="float" office:value="96645" table:style-name="ce19">
            <text:p>96,64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高雄銀行</text:p>
          </table:table-cell>
          <table:table-cell office:value-type="float" office:value="10333" table:style-name="ce19">
            <text:p>10,333</text:p>
          </table:table-cell>
          <table:table-cell office:value-type="float" office:value="4358" table:style-name="ce19">
            <text:p>4,358</text:p>
          </table:table-cell>
          <table:table-cell office:value-type="float" office:value="62" table:style-name="ce19">
            <text:p>62</text:p>
          </table:table-cell>
          <table:table-cell office:value-type="float" office:value="65" table:style-name="ce19">
            <text:p>65</text:p>
          </table:table-cell>
          <table:table-cell office:value-type="float" office:value="7901" table:style-name="ce19">
            <text:p>7,901</text:p>
          </table:table-cell>
          <table:table-cell office:value-type="float" office:value="72" table:style-name="ce19">
            <text:p>72</text:p>
          </table:table-cell>
          <table:table-cell office:value-type="float" office:value="135810" table:style-name="ce19">
            <text:p>135,810</text:p>
          </table:table-cell>
          <table:table-cell office:value-type="float" office:value="118" table:style-name="ce19">
            <text:p>118</text:p>
          </table:table-cell>
          <table:table-cell office:value-type="float" office:value="0.91" table:style-name="ce20">
            <text:p>0.91</text:p>
          </table:table-cell>
          <table:table-cell office:value-type="float" office:value="0.81" table:style-name="ce20">
            <text:p>0.81</text:p>
          </table:table-cell>
          <table:table-cell office:value-type="float" office:value="165.45" table:style-name="ce20">
            <text:p>165.45</text:p>
          </table:table-cell>
          <table:table-cell office:value-type="float" office:value="0" table:style-name="ce19">
            <text:p>0</text:p>
          </table:table-cell>
          <table:table-cell office:value-type="float" office:value="155" table:style-name="ce19">
            <text:p>15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兆豐國際商業銀行</text:p>
          </table:table-cell>
          <table:table-cell office:value-type="float" office:value="601327" table:style-name="ce19">
            <text:p>601,327</text:p>
          </table:table-cell>
          <table:table-cell office:value-type="float" office:value="405872" table:style-name="ce19">
            <text:p>405,872</text:p>
          </table:table-cell>
          <table:table-cell office:value-type="float" office:value="5856" table:style-name="ce19">
            <text:p>5,856</text:p>
          </table:table-cell>
          <table:table-cell office:value-type="float" office:value="5208" table:style-name="ce19">
            <text:p>5,208</text:p>
          </table:table-cell>
          <table:table-cell office:value-type="float" office:value="1106370" table:style-name="ce19">
            <text:p>1,106,370</text:p>
          </table:table-cell>
          <table:table-cell office:value-type="float" office:value="767302" table:style-name="ce19">
            <text:p>767,302</text:p>
          </table:table-cell>
          <table:table-cell office:value-type="float" office:value="2448988" table:style-name="ce19">
            <text:p>2,448,988</text:p>
          </table:table-cell>
          <table:table-cell office:value-type="float" office:value="4309" table:style-name="ce19">
            <text:p>4,309</text:p>
          </table:table-cell>
          <table:table-cell office:value-type="float" office:value="0.19" table:style-name="ce20">
            <text:p>0.19</text:p>
          </table:table-cell>
          <table:table-cell office:value-type="float" office:value="0.06" table:style-name="ce20">
            <text:p>0.06</text:p>
          </table:table-cell>
          <table:table-cell office:value-type="float" office:value="566.98" table:style-name="ce20">
            <text:p>566.98</text:p>
          </table:table-cell>
          <table:table-cell office:value-type="float" office:value="4346" table:style-name="ce19">
            <text:p>4,346</text:p>
          </table:table-cell>
          <table:table-cell office:value-type="float" office:value="9785" table:style-name="ce19">
            <text:p>9,78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花旗(台灣)商業銀行</text:p>
          </table:table-cell>
          <table:table-cell office:value-type="float" office:value="2861481" table:style-name="ce19">
            <text:p>2,861,481</text:p>
          </table:table-cell>
          <table:table-cell office:value-type="float" office:value="2432340" table:style-name="ce19">
            <text:p>2,432,340</text:p>
          </table:table-cell>
          <table:table-cell office:value-type="float" office:value="22321" table:style-name="ce19">
            <text:p>22,321</text:p>
          </table:table-cell>
          <table:table-cell office:value-type="float" office:value="30738" table:style-name="ce19">
            <text:p>30,738</text:p>
          </table:table-cell>
          <table:table-cell office:value-type="float" office:value="15916795" table:style-name="ce19">
            <text:p>15,916,795</text:p>
          </table:table-cell>
          <table:table-cell office:value-type="float" office:value="9523358" table:style-name="ce19">
            <text:p>9,523,358</text:p>
          </table:table-cell>
          <table:table-cell office:value-type="float" office:value="19235738" table:style-name="ce19">
            <text:p>19,235,738</text:p>
          </table:table-cell>
          <table:table-cell office:value-type="float" office:value="184915" table:style-name="ce19">
            <text:p>184,915</text:p>
          </table:table-cell>
          <table:table-cell office:value-type="float" office:value="0.54" table:style-name="ce20">
            <text:p>0.54</text:p>
          </table:table-cell>
          <table:table-cell office:value-type="float" office:value="0.12" table:style-name="ce20">
            <text:p>0.12</text:p>
          </table:table-cell>
          <table:table-cell office:value-type="float" office:value="600.88" table:style-name="ce20">
            <text:p>600.88</text:p>
          </table:table-cell>
          <table:table-cell office:value-type="float" office:value="117205" table:style-name="ce19">
            <text:p>117,205</text:p>
          </table:table-cell>
          <table:table-cell office:value-type="float" office:value="247386" table:style-name="ce19">
            <text:p>247,38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澳盛(台灣)商業銀行</text:p>
          </table:table-cell>
          <table:table-cell office:value-type="float" office:value="537755" table:style-name="ce19">
            <text:p>537,755</text:p>
          </table:table-cell>
          <table:table-cell office:value-type="float" office:value="325002" table:style-name="ce19">
            <text:p>325,002</text:p>
          </table:table-cell>
          <table:table-cell office:value-type="float" office:value="6142" table:style-name="ce19">
            <text:p>6,142</text:p>
          </table:table-cell>
          <table:table-cell office:value-type="float" office:value="5147" table:style-name="ce19">
            <text:p>5,147</text:p>
          </table:table-cell>
          <table:table-cell office:value-type="float" office:value="2915875" table:style-name="ce19">
            <text:p>2,915,875</text:p>
          </table:table-cell>
          <table:table-cell office:value-type="float" office:value="1523659" table:style-name="ce19">
            <text:p>1,523,659</text:p>
          </table:table-cell>
          <table:table-cell office:value-type="float" office:value="3200633" table:style-name="ce19">
            <text:p>3,200,633</text:p>
          </table:table-cell>
          <table:table-cell office:value-type="float" office:value="27246" table:style-name="ce19">
            <text:p>27,246</text:p>
          </table:table-cell>
          <table:table-cell office:value-type="float" office:value="0.42" table:style-name="ce20">
            <text:p>0.42</text:p>
          </table:table-cell>
          <table:table-cell office:value-type="float" office:value="0" table:style-name="ce20">
            <text:p>0.00</text:p>
          </table:table-cell>
          <table:table-cell office:value-type="float" office:value="264.56" table:style-name="ce20">
            <text:p>264.56</text:p>
          </table:table-cell>
          <table:table-cell office:value-type="float" office:value="14607" table:style-name="ce19">
            <text:p>14,607</text:p>
          </table:table-cell>
          <table:table-cell office:value-type="float" office:value="39673" table:style-name="ce19">
            <text:p>39,67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臺灣中小企業銀行</text:p>
          </table:table-cell>
          <table:table-cell office:value-type="float" office:value="324713" table:style-name="ce19">
            <text:p>324,713</text:p>
          </table:table-cell>
          <table:table-cell office:value-type="float" office:value="123126" table:style-name="ce19">
            <text:p>123,126</text:p>
          </table:table-cell>
          <table:table-cell office:value-type="float" office:value="751" table:style-name="ce19">
            <text:p>751</text:p>
          </table:table-cell>
          <table:table-cell office:value-type="float" office:value="2697" table:style-name="ce19">
            <text:p>2,697</text:p>
          </table:table-cell>
          <table:table-cell office:value-type="float" office:value="435584" table:style-name="ce19">
            <text:p>435,584</text:p>
          </table:table-cell>
          <table:table-cell office:value-type="float" office:value="51673" table:style-name="ce19">
            <text:p>51,673</text:p>
          </table:table-cell>
          <table:table-cell office:value-type="float" office:value="917376" table:style-name="ce19">
            <text:p>917,376</text:p>
          </table:table-cell>
          <table:table-cell office:value-type="float" office:value="3608" table:style-name="ce19">
            <text:p>3,608</text:p>
          </table:table-cell>
          <table:table-cell office:value-type="float" office:value="0.2" table:style-name="ce20">
            <text:p>0.20</text:p>
          </table:table-cell>
          <table:table-cell office:value-type="float" office:value="0.05" table:style-name="ce20">
            <text:p>0.05</text:p>
          </table:table-cell>
          <table:table-cell office:value-type="float" office:value="135.32" table:style-name="ce20">
            <text:p>135.32</text:p>
          </table:table-cell>
          <table:table-cell office:value-type="float" office:value="3006" table:style-name="ce19">
            <text:p>3,006</text:p>
          </table:table-cell>
          <table:table-cell office:value-type="float" office:value="6796" table:style-name="ce19">
            <text:p>6,79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渣打國際商業銀行</text:p>
          </table:table-cell>
          <table:table-cell office:value-type="float" office:value="341006" table:style-name="ce19">
            <text:p>341,006</text:p>
          </table:table-cell>
          <table:table-cell office:value-type="float" office:value="206715" table:style-name="ce19">
            <text:p>206,715</text:p>
          </table:table-cell>
          <table:table-cell office:value-type="float" office:value="1664" table:style-name="ce19">
            <text:p>1,664</text:p>
          </table:table-cell>
          <table:table-cell office:value-type="float" office:value="4602" table:style-name="ce19">
            <text:p>4,602</text:p>
          </table:table-cell>
          <table:table-cell office:value-type="float" office:value="1772047" table:style-name="ce19">
            <text:p>1,772,047</text:p>
          </table:table-cell>
          <table:table-cell office:value-type="float" office:value="481517" table:style-name="ce19">
            <text:p>481,517</text:p>
          </table:table-cell>
          <table:table-cell office:value-type="float" office:value="1349840" table:style-name="ce19">
            <text:p>1,349,840</text:p>
          </table:table-cell>
          <table:table-cell office:value-type="float" office:value="10858" table:style-name="ce19">
            <text:p>10,858</text:p>
          </table:table-cell>
          <table:table-cell office:value-type="float" office:value="0.47" table:style-name="ce20">
            <text:p>0.47</text:p>
          </table:table-cell>
          <table:table-cell office:value-type="float" office:value="0" table:style-name="ce20">
            <text:p>0.00</text:p>
          </table:table-cell>
          <table:table-cell office:value-type="float" office:value="543.26" table:style-name="ce20">
            <text:p>543.26</text:p>
          </table:table-cell>
          <table:table-cell office:value-type="float" office:value="7863" table:style-name="ce19">
            <text:p>7,863</text:p>
          </table:table-cell>
          <table:table-cell office:value-type="float" office:value="26874" table:style-name="ce19">
            <text:p>26,87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中商業銀行</text:p>
          </table:table-cell>
          <table:table-cell office:value-type="float" office:value="205546" table:style-name="ce19">
            <text:p>205,546</text:p>
          </table:table-cell>
          <table:table-cell office:value-type="float" office:value="80194" table:style-name="ce19">
            <text:p>80,194</text:p>
          </table:table-cell>
          <table:table-cell office:value-type="float" office:value="2403" table:style-name="ce19">
            <text:p>2,403</text:p>
          </table:table-cell>
          <table:table-cell office:value-type="float" office:value="1351" table:style-name="ce19">
            <text:p>1,351</text:p>
          </table:table-cell>
          <table:table-cell office:value-type="float" office:value="271519" table:style-name="ce19">
            <text:p>271,519</text:p>
          </table:table-cell>
          <table:table-cell office:value-type="float" office:value="42713" table:style-name="ce19">
            <text:p>42,713</text:p>
          </table:table-cell>
          <table:table-cell office:value-type="float" office:value="584276" table:style-name="ce19">
            <text:p>584,276</text:p>
          </table:table-cell>
          <table:table-cell office:value-type="float" office:value="420" table:style-name="ce19">
            <text:p>420</text:p>
          </table:table-cell>
          <table:table-cell office:value-type="float" office:value="2.68" table:style-name="ce20">
            <text:p>2.68</text:p>
          </table:table-cell>
          <table:table-cell office:value-type="float" office:value="1.23" table:style-name="ce20">
            <text:p>1.23</text:p>
          </table:table-cell>
          <table:table-cell office:value-type="float" office:value="209.46" table:style-name="ce20">
            <text:p>209.4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滙豐(台灣)商業銀行</text:p>
          </table:table-cell>
          <table:table-cell office:value-type="float" office:value="584317" table:style-name="ce19">
            <text:p>584,317</text:p>
          </table:table-cell>
          <table:table-cell office:value-type="float" office:value="398519" table:style-name="ce19">
            <text:p>398,519</text:p>
          </table:table-cell>
          <table:table-cell office:value-type="float" office:value="8317" table:style-name="ce19">
            <text:p>8,317</text:p>
          </table:table-cell>
          <table:table-cell office:value-type="float" office:value="9449" table:style-name="ce19">
            <text:p>9,449</text:p>
          </table:table-cell>
          <table:table-cell office:value-type="float" office:value="2555195" table:style-name="ce19">
            <text:p>2,555,195</text:p>
          </table:table-cell>
          <table:table-cell office:value-type="float" office:value="1482448" table:style-name="ce19">
            <text:p>1,482,448</text:p>
          </table:table-cell>
          <table:table-cell office:value-type="float" office:value="4675254" table:style-name="ce19">
            <text:p>4,675,254</text:p>
          </table:table-cell>
          <table:table-cell office:value-type="float" office:value="48075" table:style-name="ce19">
            <text:p>48,075</text:p>
          </table:table-cell>
          <table:table-cell office:value-type="float" office:value="0.33" table:style-name="ce20">
            <text:p>0.33</text:p>
          </table:table-cell>
          <table:table-cell office:value-type="float" office:value="0" table:style-name="ce20">
            <text:p>0.00</text:p>
          </table:table-cell>
          <table:table-cell office:value-type="float" office:value="2348.0100000000002" table:style-name="ce20">
            <text:p>2,348.01</text:p>
          </table:table-cell>
          <table:table-cell office:value-type="float" office:value="9692" table:style-name="ce19">
            <text:p>9,692</text:p>
          </table:table-cell>
          <table:table-cell office:value-type="float" office:value="24539" table:style-name="ce19">
            <text:p>24,53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華泰商業銀行</text:p>
          </table:table-cell>
          <table:table-cell office:value-type="float" office:value="10185" table:style-name="ce19">
            <text:p>10,185</text:p>
          </table:table-cell>
          <table:table-cell office:value-type="float" office:value="6035" table:style-name="ce19">
            <text:p>6,035</text:p>
          </table:table-cell>
          <table:table-cell office:value-type="float" office:value="88" table:style-name="ce19">
            <text:p>88</text:p>
          </table:table-cell>
          <table:table-cell office:value-type="float" office:value="28" table:style-name="ce19">
            <text:p>28</text:p>
          </table:table-cell>
          <table:table-cell office:value-type="float" office:value="17617" table:style-name="ce19">
            <text:p>17,617</text:p>
          </table:table-cell>
          <table:table-cell office:value-type="float" office:value="2837" table:style-name="ce19">
            <text:p>2,837</text:p>
          </table:table-cell>
          <table:table-cell office:value-type="float" office:value="55391" table:style-name="ce19">
            <text:p>55,391</text:p>
          </table:table-cell>
          <table:table-cell office:value-type="float" office:value="0" table:style-name="ce19">
            <text:p>0</text:p>
          </table:table-cell>
          <table:table-cell office:value-type="float" office:value="0.87" table:style-name="ce20">
            <text:p>0.87</text:p>
          </table:table-cell>
          <table:table-cell office:value-type="float" office:value="0.27" table:style-name="ce20">
            <text:p>0.27</text:p>
          </table:table-cell>
          <table:table-cell office:value-type="float" office:value="236.68" table:style-name="ce20">
            <text:p>236.68</text:p>
          </table:table-cell>
          <table:table-cell office:value-type="float" office:value="383" table:style-name="ce19">
            <text:p>383</text:p>
          </table:table-cell>
          <table:table-cell office:value-type="float" office:value="575" table:style-name="ce19">
            <text:p>57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臺灣新光商業銀行</text:p>
          </table:table-cell>
          <table:table-cell office:value-type="float" office:value="912987" table:style-name="ce19">
            <text:p>912,987</text:p>
          </table:table-cell>
          <table:table-cell office:value-type="float" office:value="483775" table:style-name="ce19">
            <text:p>483,775</text:p>
          </table:table-cell>
          <table:table-cell office:value-type="float" office:value="15755" table:style-name="ce19">
            <text:p>15,755</text:p>
          </table:table-cell>
          <table:table-cell office:value-type="float" office:value="7581" table:style-name="ce19">
            <text:p>7,581</text:p>
          </table:table-cell>
          <table:table-cell office:value-type="float" office:value="1947707" table:style-name="ce19">
            <text:p>1,947,707</text:p>
          </table:table-cell>
          <table:table-cell office:value-type="float" office:value="1280738" table:style-name="ce19">
            <text:p>1,280,738</text:p>
          </table:table-cell>
          <table:table-cell office:value-type="float" office:value="4333346" table:style-name="ce19">
            <text:p>4,333,346</text:p>
          </table:table-cell>
          <table:table-cell office:value-type="float" office:value="13151" table:style-name="ce19">
            <text:p>13,151</text:p>
          </table:table-cell>
          <table:table-cell office:value-type="float" office:value="0.27" table:style-name="ce20">
            <text:p>0.27</text:p>
          </table:table-cell>
          <table:table-cell office:value-type="float" office:value="0.04" table:style-name="ce20">
            <text:p>0.04</text:p>
          </table:table-cell>
          <table:table-cell office:value-type="float" office:value="234.87" table:style-name="ce20">
            <text:p>234.87</text:p>
          </table:table-cell>
          <table:table-cell office:value-type="float" office:value="6642" table:style-name="ce19">
            <text:p>6,642</text:p>
          </table:table-cell>
          <table:table-cell office:value-type="float" office:value="18192" table:style-name="ce19">
            <text:p>18,19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陽信商業銀行</text:p>
          </table:table-cell>
          <table:table-cell office:value-type="float" office:value="91581" table:style-name="ce19">
            <text:p>91,581</text:p>
          </table:table-cell>
          <table:table-cell office:value-type="float" office:value="49195" table:style-name="ce19">
            <text:p>49,195</text:p>
          </table:table-cell>
          <table:table-cell office:value-type="float" office:value="2822" table:style-name="ce19">
            <text:p>2,822</text:p>
          </table:table-cell>
          <table:table-cell office:value-type="float" office:value="1245" table:style-name="ce19">
            <text:p>1,245</text:p>
          </table:table-cell>
          <table:table-cell office:value-type="float" office:value="230095" table:style-name="ce19">
            <text:p>230,095</text:p>
          </table:table-cell>
          <table:table-cell office:value-type="float" office:value="64203" table:style-name="ce19">
            <text:p>64,203</text:p>
          </table:table-cell>
          <table:table-cell office:value-type="float" office:value="311583" table:style-name="ce19">
            <text:p>311,583</text:p>
          </table:table-cell>
          <table:table-cell office:value-type="float" office:value="268" table:style-name="ce19">
            <text:p>268</text:p>
          </table:table-cell>
          <table:table-cell office:value-type="float" office:value="0.08" table:style-name="ce20">
            <text:p>0.08</text:p>
          </table:table-cell>
          <table:table-cell office:value-type="float" office:value="0" table:style-name="ce20">
            <text:p>0.00</text:p>
          </table:table-cell>
          <table:table-cell office:value-type="float" office:value="1142.8499999999999" table:style-name="ce20">
            <text:p>1,142.85</text:p>
          </table:table-cell>
          <table:table-cell office:value-type="float" office:value="7600" table:style-name="ce19">
            <text:p>7,600</text:p>
          </table:table-cell>
          <table:table-cell office:value-type="float" office:value="7600" table:style-name="ce19">
            <text:p>7,60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三信商業銀行</text:p>
          </table:table-cell>
          <table:table-cell office:value-type="float" office:value="17000" table:style-name="ce19">
            <text:p>17,000</text:p>
          </table:table-cell>
          <table:table-cell office:value-type="float" office:value="11105" table:style-name="ce19">
            <text:p>11,105</text:p>
          </table:table-cell>
          <table:table-cell office:value-type="float" office:value="219" table:style-name="ce19">
            <text:p>219</text:p>
          </table:table-cell>
          <table:table-cell office:value-type="float" office:value="107" table:style-name="ce19">
            <text:p>107</text:p>
          </table:table-cell>
          <table:table-cell office:value-type="float" office:value="28697" table:style-name="ce19">
            <text:p>28,697</text:p>
          </table:table-cell>
          <table:table-cell office:value-type="float" office:value="15801" table:style-name="ce19">
            <text:p>15,801</text:p>
          </table:table-cell>
          <table:table-cell office:value-type="float" office:value="107710" table:style-name="ce19">
            <text:p>107,710</text:p>
          </table:table-cell>
          <table:table-cell office:value-type="float" office:value="31" table:style-name="ce19">
            <text:p>31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" table:style-name="ce20">
            <text:p>0.00</text:p>
          </table:table-cell>
          <table:table-cell office:value-type="float" office:value="6945.27" table:style-name="ce20">
            <text:p>6,945.27</text:p>
          </table:table-cell>
          <table:table-cell office:value-type="float" office:value="276" table:style-name="ce19">
            <text:p>276</text:p>
          </table:table-cell>
          <table:table-cell office:value-type="float" office:value="758" table:style-name="ce19">
            <text:p>75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聯邦商業銀行</text:p>
          </table:table-cell>
          <table:table-cell office:value-type="float" office:value="2008953" table:style-name="ce19">
            <text:p>2,008,953</text:p>
          </table:table-cell>
          <table:table-cell office:value-type="float" office:value="1103764" table:style-name="ce19">
            <text:p>1,103,764</text:p>
          </table:table-cell>
          <table:table-cell office:value-type="float" office:value="29743" table:style-name="ce19">
            <text:p>29,743</text:p>
          </table:table-cell>
          <table:table-cell office:value-type="float" office:value="30487" table:style-name="ce19">
            <text:p>30,487</text:p>
          </table:table-cell>
          <table:table-cell office:value-type="float" office:value="4877382" table:style-name="ce19">
            <text:p>4,877,382</text:p>
          </table:table-cell>
          <table:table-cell office:value-type="float" office:value="2566341" table:style-name="ce19">
            <text:p>2,566,341</text:p>
          </table:table-cell>
          <table:table-cell office:value-type="float" office:value="6979863" table:style-name="ce19">
            <text:p>6,979,863</text:p>
          </table:table-cell>
          <table:table-cell office:value-type="float" office:value="74960" table:style-name="ce19">
            <text:p>74,960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" table:style-name="ce20">
            <text:p>0.00</text:p>
          </table:table-cell>
          <table:table-cell office:value-type="float" office:value="121.13" table:style-name="ce20">
            <text:p>121.13</text:p>
          </table:table-cell>
          <table:table-cell office:value-type="float" office:value="15776" table:style-name="ce19">
            <text:p>15,776</text:p>
          </table:table-cell>
          <table:table-cell office:value-type="float" office:value="46485" table:style-name="ce19">
            <text:p>46,48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遠東國際商業銀行</text:p>
          </table:table-cell>
          <table:table-cell office:value-type="float" office:value="1499280" table:style-name="ce19">
            <text:p>1,499,280</text:p>
          </table:table-cell>
          <table:table-cell office:value-type="float" office:value="959883" table:style-name="ce19">
            <text:p>959,883</text:p>
          </table:table-cell>
          <table:table-cell office:value-type="float" office:value="16553" table:style-name="ce19">
            <text:p>16,553</text:p>
          </table:table-cell>
          <table:table-cell office:value-type="float" office:value="10792" table:style-name="ce19">
            <text:p>10,792</text:p>
          </table:table-cell>
          <table:table-cell office:value-type="float" office:value="4538244" table:style-name="ce19">
            <text:p>4,538,244</text:p>
          </table:table-cell>
          <table:table-cell office:value-type="float" office:value="5409571" table:style-name="ce19">
            <text:p>5,409,571</text:p>
          </table:table-cell>
          <table:table-cell office:value-type="float" office:value="4516807" table:style-name="ce19">
            <text:p>4,516,807</text:p>
          </table:table-cell>
          <table:table-cell office:value-type="float" office:value="234259" table:style-name="ce19">
            <text:p>234,259</text:p>
          </table:table-cell>
          <table:table-cell office:value-type="float" office:value="0.34" table:style-name="ce20">
            <text:p>0.34</text:p>
          </table:table-cell>
          <table:table-cell office:value-type="float" office:value="0.08" table:style-name="ce20">
            <text:p>0.08</text:p>
          </table:table-cell>
          <table:table-cell office:value-type="float" office:value="100.51" table:style-name="ce20">
            <text:p>100.51</text:p>
          </table:table-cell>
          <table:table-cell office:value-type="float" office:value="18302" table:style-name="ce19">
            <text:p>18,302</text:p>
          </table:table-cell>
          <table:table-cell office:value-type="float" office:value="52612" table:style-name="ce19">
            <text:p>52,61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元大商業銀行</text:p>
          </table:table-cell>
          <table:table-cell office:value-type="float" office:value="610002" table:style-name="ce19">
            <text:p>610,002</text:p>
          </table:table-cell>
          <table:table-cell office:value-type="float" office:value="395101" table:style-name="ce19">
            <text:p>395,101</text:p>
          </table:table-cell>
          <table:table-cell office:value-type="float" office:value="20381" table:style-name="ce19">
            <text:p>20,381</text:p>
          </table:table-cell>
          <table:table-cell office:value-type="float" office:value="5553" table:style-name="ce19">
            <text:p>5,553</text:p>
          </table:table-cell>
          <table:table-cell office:value-type="float" office:value="501843" table:style-name="ce19">
            <text:p>501,843</text:p>
          </table:table-cell>
          <table:table-cell office:value-type="float" office:value="480922" table:style-name="ce19">
            <text:p>480,922</text:p>
          </table:table-cell>
          <table:table-cell office:value-type="float" office:value="5286364" table:style-name="ce19">
            <text:p>5,286,364</text:p>
          </table:table-cell>
          <table:table-cell office:value-type="float" office:value="907" table:style-name="ce19">
            <text:p>907</text:p>
          </table:table-cell>
          <table:table-cell office:value-type="float" office:value="0.12" table:style-name="ce20">
            <text:p>0.12</text:p>
          </table:table-cell>
          <table:table-cell office:value-type="float" office:value="0" table:style-name="ce20">
            <text:p>0.00</text:p>
          </table:table-cell>
          <table:table-cell office:value-type="float" office:value="1204.93" table:style-name="ce20">
            <text:p>1,204.93</text:p>
          </table:table-cell>
          <table:table-cell office:value-type="float" office:value="1869" table:style-name="ce19">
            <text:p>1,869</text:p>
          </table:table-cell>
          <table:table-cell office:value-type="float" office:value="5136" table:style-name="ce19">
            <text:p>5,13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永豐商業銀行</text:p>
          </table:table-cell>
          <table:table-cell office:value-type="float" office:value="1858776" table:style-name="ce19">
            <text:p>1,858,776</text:p>
          </table:table-cell>
          <table:table-cell office:value-type="float" office:value="1068362" table:style-name="ce19">
            <text:p>1,068,362</text:p>
          </table:table-cell>
          <table:table-cell office:value-type="float" office:value="15901" table:style-name="ce19">
            <text:p>15,901</text:p>
          </table:table-cell>
          <table:table-cell office:value-type="float" office:value="88350" table:style-name="ce19">
            <text:p>88,350</text:p>
          </table:table-cell>
          <table:table-cell office:value-type="float" office:value="4761682" table:style-name="ce19">
            <text:p>4,761,682</text:p>
          </table:table-cell>
          <table:table-cell office:value-type="float" office:value="3345166" table:style-name="ce19">
            <text:p>3,345,166</text:p>
          </table:table-cell>
          <table:table-cell office:value-type="float" office:value="7334832" table:style-name="ce19">
            <text:p>7,334,832</text:p>
          </table:table-cell>
          <table:table-cell office:value-type="float" office:value="103792" table:style-name="ce19">
            <text:p>103,792</text:p>
          </table:table-cell>
          <table:table-cell office:value-type="float" office:value="0.39" table:style-name="ce20">
            <text:p>0.39</text:p>
          </table:table-cell>
          <table:table-cell office:value-type="float" office:value="0" table:style-name="ce20">
            <text:p>0.00</text:p>
          </table:table-cell>
          <table:table-cell office:value-type="float" office:value="575.66" table:style-name="ce20">
            <text:p>575.66</text:p>
          </table:table-cell>
          <table:table-cell office:value-type="float" office:value="17465" table:style-name="ce19">
            <text:p>17,465</text:p>
          </table:table-cell>
          <table:table-cell office:value-type="float" office:value="47902" table:style-name="ce19">
            <text:p>47,90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玉山商業銀行</text:p>
          </table:table-cell>
          <table:table-cell office:value-type="float" office:value="4368926" table:style-name="ce19">
            <text:p>4,368,926</text:p>
          </table:table-cell>
          <table:table-cell office:value-type="float" office:value="3035991" table:style-name="ce19">
            <text:p>3,035,991</text:p>
          </table:table-cell>
          <table:table-cell office:value-type="float" office:value="57240" table:style-name="ce19">
            <text:p>57,240</text:p>
          </table:table-cell>
          <table:table-cell office:value-type="float" office:value="24854" table:style-name="ce19">
            <text:p>24,854</text:p>
          </table:table-cell>
          <table:table-cell office:value-type="float" office:value="11306083" table:style-name="ce19">
            <text:p>11,306,083</text:p>
          </table:table-cell>
          <table:table-cell office:value-type="float" office:value="10159442" table:style-name="ce19">
            <text:p>10,159,442</text:p>
          </table:table-cell>
          <table:table-cell office:value-type="float" office:value="24610028" table:style-name="ce19">
            <text:p>24,610,028</text:p>
          </table:table-cell>
          <table:table-cell office:value-type="float" office:value="201951" table:style-name="ce19">
            <text:p>201,951</text:p>
          </table:table-cell>
          <table:table-cell office:value-type="float" office:value="0.26" table:style-name="ce20">
            <text:p>0.26</text:p>
          </table:table-cell>
          <table:table-cell office:value-type="float" office:value="0.02" table:style-name="ce20">
            <text:p>0.02</text:p>
          </table:table-cell>
          <table:table-cell office:value-type="float" office:value="936.73" table:style-name="ce20">
            <text:p>936.73</text:p>
          </table:table-cell>
          <table:table-cell office:value-type="float" office:value="44128" table:style-name="ce19">
            <text:p>44,128</text:p>
          </table:table-cell>
          <table:table-cell office:value-type="float" office:value="133577" table:style-name="ce19">
            <text:p>133,57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凱基商業銀行</text:p>
          </table:table-cell>
          <table:table-cell office:value-type="float" office:value="484197" table:style-name="ce19">
            <text:p>484,197</text:p>
          </table:table-cell>
          <table:table-cell office:value-type="float" office:value="196927" table:style-name="ce19">
            <text:p>196,927</text:p>
          </table:table-cell>
          <table:table-cell office:value-type="float" office:value="12145" table:style-name="ce19">
            <text:p>12,145</text:p>
          </table:table-cell>
          <table:table-cell office:value-type="float" office:value="12479" table:style-name="ce19">
            <text:p>12,479</text:p>
          </table:table-cell>
          <table:table-cell office:value-type="float" office:value="1071310" table:style-name="ce19">
            <text:p>1,071,310</text:p>
          </table:table-cell>
          <table:table-cell office:value-type="float" office:value="341611" table:style-name="ce19">
            <text:p>341,611</text:p>
          </table:table-cell>
          <table:table-cell office:value-type="float" office:value="1113927" table:style-name="ce19">
            <text:p>1,113,927</text:p>
          </table:table-cell>
          <table:table-cell office:value-type="float" office:value="9208" table:style-name="ce19">
            <text:p>9,208</text:p>
          </table:table-cell>
          <table:table-cell office:value-type="float" office:value="0.91" table:style-name="ce20">
            <text:p>0.91</text:p>
          </table:table-cell>
          <table:table-cell office:value-type="float" office:value="0.6" table:style-name="ce20">
            <text:p>0.60</text:p>
          </table:table-cell>
          <table:table-cell office:value-type="float" office:value="139.13" table:style-name="ce20">
            <text:p>139.13</text:p>
          </table:table-cell>
          <table:table-cell office:value-type="float" office:value="5658" table:style-name="ce19">
            <text:p>5,658</text:p>
          </table:table-cell>
          <table:table-cell office:value-type="float" office:value="17256" table:style-name="ce19">
            <text:p>17,25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星展(台灣)商業銀行</text:p>
          </table:table-cell>
          <table:table-cell office:value-type="float" office:value="12571" table:style-name="ce19">
            <text:p>12,571</text:p>
          </table:table-cell>
          <table:table-cell office:value-type="float" office:value="5610" table:style-name="ce19">
            <text:p>5,610</text:p>
          </table:table-cell>
          <table:table-cell office:value-type="float" office:value="25" table:style-name="ce19">
            <text:p>25</text:p>
          </table:table-cell>
          <table:table-cell office:value-type="float" office:value="56" table:style-name="ce19">
            <text:p>56</text:p>
          </table:table-cell>
          <table:table-cell office:value-type="float" office:value="21429" table:style-name="ce19">
            <text:p>21,429</text:p>
          </table:table-cell>
          <table:table-cell office:value-type="float" office:value="29" table:style-name="ce19">
            <text:p>29</text:p>
          </table:table-cell>
          <table:table-cell office:value-type="float" office:value="56580" table:style-name="ce19">
            <text:p>56,580</text:p>
          </table:table-cell>
          <table:table-cell office:value-type="float" office:value="13" table:style-name="ce19">
            <text:p>13</text:p>
          </table:table-cell>
          <table:table-cell office:value-type="float" office:value="0.19" table:style-name="ce20">
            <text:p>0.19</text:p>
          </table:table-cell>
          <table:table-cell office:value-type="float" office:value="0" table:style-name="ce20">
            <text:p>0.00</text:p>
          </table:table-cell>
          <table:table-cell office:value-type="float" office:value="4077.28" table:style-name="ce20">
            <text:p>4,077.28</text:p>
          </table:table-cell>
          <table:table-cell office:value-type="float" office:value="462" table:style-name="ce19">
            <text:p>462</text:p>
          </table:table-cell>
          <table:table-cell office:value-type="float" office:value="659" table:style-name="ce19">
            <text:p>65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新國際商業銀行</text:p>
          </table:table-cell>
          <table:table-cell office:value-type="float" office:value="3889025" table:style-name="ce19">
            <text:p>3,889,025</text:p>
          </table:table-cell>
          <table:table-cell office:value-type="float" office:value="2721683" table:style-name="ce19">
            <text:p>2,721,683</text:p>
          </table:table-cell>
          <table:table-cell office:value-type="float" office:value="58663" table:style-name="ce19">
            <text:p>58,663</text:p>
          </table:table-cell>
          <table:table-cell office:value-type="float" office:value="18092" table:style-name="ce19">
            <text:p>18,092</text:p>
          </table:table-cell>
          <table:table-cell office:value-type="float" office:value="10040996" table:style-name="ce19">
            <text:p>10,040,996</text:p>
          </table:table-cell>
          <table:table-cell office:value-type="float" office:value="14048813" table:style-name="ce19">
            <text:p>14,048,813</text:p>
          </table:table-cell>
          <table:table-cell office:value-type="float" office:value="18887404" table:style-name="ce19">
            <text:p>18,887,404</text:p>
          </table:table-cell>
          <table:table-cell office:value-type="float" office:value="196573" table:style-name="ce19">
            <text:p>196,573</text:p>
          </table:table-cell>
          <table:table-cell office:value-type="float" office:value="0.24" table:style-name="ce20">
            <text:p>0.24</text:p>
          </table:table-cell>
          <table:table-cell office:value-type="float" office:value="0" table:style-name="ce20">
            <text:p>0.00</text:p>
          </table:table-cell>
          <table:table-cell office:value-type="float" office:value="630.04999999999995" table:style-name="ce20">
            <text:p>630.05</text:p>
          </table:table-cell>
          <table:table-cell office:value-type="float" office:value="25316" table:style-name="ce19">
            <text:p>25,316</text:p>
          </table:table-cell>
          <table:table-cell office:value-type="float" office:value="77890" table:style-name="ce19">
            <text:p>77,89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大眾商業銀行</text:p>
          </table:table-cell>
          <table:table-cell office:value-type="float" office:value="576380" table:style-name="ce19">
            <text:p>576,380</text:p>
          </table:table-cell>
          <table:table-cell office:value-type="float" office:value="324600" table:style-name="ce19">
            <text:p>324,600</text:p>
          </table:table-cell>
          <table:table-cell office:value-type="float" office:value="8133" table:style-name="ce19">
            <text:p>8,133</text:p>
          </table:table-cell>
          <table:table-cell office:value-type="float" office:value="27768" table:style-name="ce19">
            <text:p>27,768</text:p>
          </table:table-cell>
          <table:table-cell office:value-type="float" office:value="908573" table:style-name="ce19">
            <text:p>908,573</text:p>
          </table:table-cell>
          <table:table-cell office:value-type="float" office:value="3406055" table:style-name="ce19">
            <text:p>3,406,055</text:p>
          </table:table-cell>
          <table:table-cell office:value-type="float" office:value="2080683" table:style-name="ce19">
            <text:p>2,080,683</text:p>
          </table:table-cell>
          <table:table-cell office:value-type="float" office:value="54792" table:style-name="ce19">
            <text:p>54,792</text:p>
          </table:table-cell>
          <table:table-cell office:value-type="float" office:value="0" table:style-name="ce20">
            <text:p>0.00</text:p>
          </table:table-cell>
          <table:table-cell office:value-type="float" office:value="0" table:style-name="ce20">
            <text:p>0.00</text:p>
          </table:table-cell>
          <table:table-cell office:value-type="float" office:value="534.91999999999996" table:style-name="ce20">
            <text:p>534.92</text:p>
          </table:table-cell>
          <table:table-cell office:value-type="float" office:value="9959" table:style-name="ce19">
            <text:p>9,959</text:p>
          </table:table-cell>
          <table:table-cell office:value-type="float" office:value="29722" table:style-name="ce19">
            <text:p>29,72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日盛國際商業銀行</text:p>
          </table:table-cell>
          <table:table-cell office:value-type="float" office:value="173129" table:style-name="ce19">
            <text:p>173,129</text:p>
          </table:table-cell>
          <table:table-cell office:value-type="float" office:value="96188" table:style-name="ce19">
            <text:p>96,188</text:p>
          </table:table-cell>
          <table:table-cell office:value-type="float" office:value="533" table:style-name="ce19">
            <text:p>533</text:p>
          </table:table-cell>
          <table:table-cell office:value-type="float" office:value="996" table:style-name="ce19">
            <text:p>996</text:p>
          </table:table-cell>
          <table:table-cell office:value-type="float" office:value="415572" table:style-name="ce19">
            <text:p>415,572</text:p>
          </table:table-cell>
          <table:table-cell office:value-type="float" office:value="218000" table:style-name="ce19">
            <text:p>218,000</text:p>
          </table:table-cell>
          <table:table-cell office:value-type="float" office:value="435328" table:style-name="ce19">
            <text:p>435,328</text:p>
          </table:table-cell>
          <table:table-cell office:value-type="float" office:value="5274" table:style-name="ce19">
            <text:p>5,274</text:p>
          </table:table-cell>
          <table:table-cell office:value-type="float" office:value="0.35" table:style-name="ce20">
            <text:p>0.35</text:p>
          </table:table-cell>
          <table:table-cell office:value-type="float" office:value="0" table:style-name="ce20">
            <text:p>0.00</text:p>
          </table:table-cell>
          <table:table-cell office:value-type="float" office:value="194.75" table:style-name="ce20">
            <text:p>194.75</text:p>
          </table:table-cell>
          <table:table-cell office:value-type="float" office:value="1433" table:style-name="ce19">
            <text:p>1,433</text:p>
          </table:table-cell>
          <table:table-cell office:value-type="float" office:value="4084" table:style-name="ce19">
            <text:p>4,08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安泰商業銀行</text:p>
          </table:table-cell>
          <table:table-cell office:value-type="float" office:value="181274" table:style-name="ce19">
            <text:p>181,274</text:p>
          </table:table-cell>
          <table:table-cell office:value-type="float" office:value="68798" table:style-name="ce19">
            <text:p>68,798</text:p>
          </table:table-cell>
          <table:table-cell office:value-type="float" office:value="908" table:style-name="ce19">
            <text:p>908</text:p>
          </table:table-cell>
          <table:table-cell office:value-type="float" office:value="486" table:style-name="ce19">
            <text:p>486</text:p>
          </table:table-cell>
          <table:table-cell office:value-type="float" office:value="351718" table:style-name="ce19">
            <text:p>351,718</text:p>
          </table:table-cell>
          <table:table-cell office:value-type="float" office:value="1303000" table:style-name="ce19">
            <text:p>1,303,000</text:p>
          </table:table-cell>
          <table:table-cell office:value-type="float" office:value="458561" table:style-name="ce19">
            <text:p>458,561</text:p>
          </table:table-cell>
          <table:table-cell office:value-type="float" office:value="1084" table:style-name="ce19">
            <text:p>1,084</text:p>
          </table:table-cell>
          <table:table-cell office:value-type="float" office:value="0.44" table:style-name="ce20">
            <text:p>0.44</text:p>
          </table:table-cell>
          <table:table-cell office:value-type="float" office:value="0.18" table:style-name="ce20">
            <text:p>0.18</text:p>
          </table:table-cell>
          <table:table-cell office:value-type="float" office:value="225.32" table:style-name="ce20">
            <text:p>225.3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中國信託商業銀行</text:p>
          </table:table-cell>
          <table:table-cell office:value-type="float" office:value="6061006" table:style-name="ce19">
            <text:p>6,061,006</text:p>
          </table:table-cell>
          <table:table-cell office:value-type="float" office:value="3889999" table:style-name="ce19">
            <text:p>3,889,999</text:p>
          </table:table-cell>
          <table:table-cell office:value-type="float" office:value="77604" table:style-name="ce19">
            <text:p>77,604</text:p>
          </table:table-cell>
          <table:table-cell office:value-type="float" office:value="48960" table:style-name="ce19">
            <text:p>48,960</text:p>
          </table:table-cell>
          <table:table-cell office:value-type="float" office:value="14929866" table:style-name="ce19">
            <text:p>14,929,866</text:p>
          </table:table-cell>
          <table:table-cell office:value-type="float" office:value="12390014" table:style-name="ce19">
            <text:p>12,390,014</text:p>
          </table:table-cell>
          <table:table-cell office:value-type="float" office:value="28782919" table:style-name="ce19">
            <text:p>28,782,919</text:p>
          </table:table-cell>
          <table:table-cell office:value-type="float" office:value="749912" table:style-name="ce19">
            <text:p>749,912</text:p>
          </table:table-cell>
          <table:table-cell office:value-type="float" office:value="0.16" table:style-name="ce20">
            <text:p>0.16</text:p>
          </table:table-cell>
          <table:table-cell office:value-type="float" office:value="0" table:style-name="ce20">
            <text:p>0.00</text:p>
          </table:table-cell>
          <table:table-cell office:value-type="float" office:value="594.17999999999995" table:style-name="ce20">
            <text:p>594.18</text:p>
          </table:table-cell>
          <table:table-cell office:value-type="float" office:value="61372" table:style-name="ce19">
            <text:p>61,372</text:p>
          </table:table-cell>
          <table:table-cell office:value-type="float" office:value="186749" table:style-name="ce19">
            <text:p>186,7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灣樂天信用卡股份有限公司</text:p>
          </table:table-cell>
          <table:table-cell office:value-type="float" office:value="252784" table:style-name="ce19">
            <text:p>252,784</text:p>
          </table:table-cell>
          <table:table-cell office:value-type="float" office:value="178580" table:style-name="ce19">
            <text:p>178,580</text:p>
          </table:table-cell>
          <table:table-cell office:value-type="float" office:value="19666" table:style-name="ce19">
            <text:p>19,666</text:p>
          </table:table-cell>
          <table:table-cell office:value-type="float" office:value="633" table:style-name="ce19">
            <text:p>633</text:p>
          </table:table-cell>
          <table:table-cell office:value-type="float" office:value="166398" table:style-name="ce19">
            <text:p>166,398</text:p>
          </table:table-cell>
          <table:table-cell office:value-type="float" office:value="300094" table:style-name="ce19">
            <text:p>300,094</text:p>
          </table:table-cell>
          <table:table-cell office:value-type="float" office:value="1068935" table:style-name="ce19">
            <text:p>1,068,935</text:p>
          </table:table-cell>
          <table:table-cell office:value-type="float" office:value="2326" table:style-name="ce19">
            <text:p>2,326</text:p>
          </table:table-cell>
          <table:table-cell office:value-type="float" office:value="0.21" table:style-name="ce20">
            <text:p>0.21</text:p>
          </table:table-cell>
          <table:table-cell office:value-type="float" office:value="0.03" table:style-name="ce20">
            <text:p>0.03</text:p>
          </table:table-cell>
          <table:table-cell office:value-type="float" office:value="229.87" table:style-name="ce20">
            <text:p>229.87</text:p>
          </table:table-cell>
          <table:table-cell office:value-type="float" office:value="223" table:style-name="ce19">
            <text:p>223</text:p>
          </table:table-cell>
          <table:table-cell office:value-type="float" office:value="1287" table:style-name="ce19">
            <text:p>1,28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灣美國運通國際(股)公司</text:p>
          </table:table-cell>
          <table:table-cell office:value-type="float" office:value="170659" table:style-name="ce19">
            <text:p>170,659</text:p>
          </table:table-cell>
          <table:table-cell office:value-type="float" office:value="112693" table:style-name="ce19">
            <text:p>112,693</text:p>
          </table:table-cell>
          <table:table-cell office:value-type="float" office:value="3954" table:style-name="ce19">
            <text:p>3,954</text:p>
          </table:table-cell>
          <table:table-cell office:value-type="float" office:value="3448" table:style-name="ce19">
            <text:p>3,448</text:p>
          </table:table-cell>
          <table:table-cell office:value-type="float" office:value="347661" table:style-name="ce19">
            <text:p>347,661</text:p>
          </table:table-cell>
          <table:table-cell office:value-type="float" office:value="0" table:style-name="ce19">
            <text:p>0</text:p>
          </table:table-cell>
          <table:table-cell office:value-type="float" office:value="3662614" table:style-name="ce19">
            <text:p>3,662,614</text:p>
          </table:table-cell>
          <table:table-cell office:value-type="float" office:value="1671" table:style-name="ce19">
            <text:p>1,671</text:p>
          </table:table-cell>
          <table:table-cell office:value-type="float" office:value="0.17" table:style-name="ce20">
            <text:p>0.17</text:p>
          </table:table-cell>
          <table:table-cell office:value-type="float" office:value="0" table:style-name="ce20">
            <text:p>0.00</text:p>
          </table:table-cell>
          <table:table-cell office:value-type="float" office:value="373.66" table:style-name="ce20">
            <text:p>373.66</text:p>
          </table:table-cell>
          <table:table-cell office:value-type="float" office:value="2740" table:style-name="ce19">
            <text:p>2,740</text:p>
          </table:table-cell>
          <table:table-cell office:value-type="float" office:value="8882" table:style-name="ce19">
            <text:p>8,88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台灣永旺信用卡(股)公司</text:p>
          </table:table-cell>
          <table:table-cell office:value-type="float" office:value="76447" table:style-name="ce19">
            <text:p>76,447</text:p>
          </table:table-cell>
          <table:table-cell office:value-type="float" office:value="34695" table:style-name="ce19">
            <text:p>34,695</text:p>
          </table:table-cell>
          <table:table-cell office:value-type="float" office:value="77" table:style-name="ce19">
            <text:p>77</text:p>
          </table:table-cell>
          <table:table-cell office:value-type="float" office:value="1021" table:style-name="ce19">
            <text:p>1,021</text:p>
          </table:table-cell>
          <table:table-cell office:value-type="float" office:value="259157" table:style-name="ce19">
            <text:p>259,157</text:p>
          </table:table-cell>
          <table:table-cell office:value-type="float" office:value="35782" table:style-name="ce19">
            <text:p>35,782</text:p>
          </table:table-cell>
          <table:table-cell office:value-type="float" office:value="120110" table:style-name="ce19">
            <text:p>120,110</text:p>
          </table:table-cell>
          <table:table-cell office:value-type="float" office:value="2098" table:style-name="ce19">
            <text:p>2,098</text:p>
          </table:table-cell>
          <table:table-cell office:value-type="float" office:value="1.1100000000000001" table:style-name="ce20">
            <text:p>1.11</text:p>
          </table:table-cell>
          <table:table-cell office:value-type="float" office:value="0.33" table:style-name="ce20">
            <text:p>0.33</text:p>
          </table:table-cell>
          <table:table-cell office:value-type="float" office:value="1662.24" table:style-name="ce20">
            <text:p>1,662.24</text:p>
          </table:table-cell>
          <table:table-cell office:value-type="float" office:value="1328" table:style-name="ce19">
            <text:p>1,328</text:p>
          </table:table-cell>
          <table:table-cell office:value-type="float" office:value="5683" table:style-name="ce19">
            <text:p>5,68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總計</text:p>
          </table:table-cell>
          <table:table-cell office:value-type="float" office:value="40620870" table:formula="msoxl:=SUM(B9:B44)" table:style-name="ce19">
            <text:p>40,620,870</text:p>
          </table:table-cell>
          <table:table-cell office:value-type="float" office:value="26900204" table:formula="msoxl:=SUM(C9:C44)" table:style-name="ce19">
            <text:p>26,900,204</text:p>
          </table:table-cell>
          <table:table-cell office:value-type="float" office:value="558429" table:formula="msoxl:=SUM(D9:D44)" table:style-name="ce19">
            <text:p>558,429</text:p>
          </table:table-cell>
          <table:table-cell office:value-type="float" office:value="444183" table:formula="msoxl:=SUM(E9:E44)" table:style-name="ce19">
            <text:p>444,183</text:p>
          </table:table-cell>
          <table:table-cell office:value-type="float" office:value="106923019" table:formula="msoxl:=SUM(F9:F44)" table:style-name="ce19">
            <text:p>106,923,019</text:p>
          </table:table-cell>
          <table:table-cell office:value-type="float" office:value="93206268" table:formula="msoxl:=SUM(G9:G44)" table:style-name="ce19">
            <text:p>93,206,268</text:p>
          </table:table-cell>
          <table:table-cell office:value-type="float" office:value="220274988" table:formula="msoxl:=SUM(H9:H44)" table:style-name="ce19">
            <text:p>220,274,988</text:p>
          </table:table-cell>
          <table:table-cell office:value-type="float" office:value="2264471" table:formula="msoxl:=SUM(I9:I44)" table:style-name="ce19">
            <text:p>2,264,471</text:p>
          </table:table-cell>
          <table:table-cell office:value-type="float" office:value="0.26587017862535428" table:style-name="ce20">
            <text:p>0.27</text:p>
          </table:table-cell>
          <table:table-cell office:value-type="float" office:value="0.03" table:style-name="ce20">
            <text:p>0.03</text:p>
          </table:table-cell>
          <table:table-cell office:value-type="float" office:value="580.34382141305787" table:style-name="ce20">
            <text:p>580.34</text:p>
          </table:table-cell>
          <table:table-cell office:value-type="float" office:value="468804" table:formula="msoxl:=SUM(M9:M44)" table:style-name="ce19">
            <text:p>468,804</text:p>
          </table:table-cell>
          <table:table-cell office:value-type="float" office:value="1231293" table:formula="msoxl:=SUM(N9:N44)" table:style-name="ce19">
            <text:p>1,231,293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63%" style:table-centering="horizontal" style:print="objects charts drawings"/>
      <style:header-style>
        <style:header-footer-properties fo:min-height="0.433070866141732in" fo:margin-left="0.78740157480315in" fo:margin-right="0.196850393700787in" fo:margin-bottom="0in"/>
      </style:header-style>
      <style:footer-style>
        <style:header-footer-properties fo:min-height="0.43307086614173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4-24T06:30:37Z</meta:creation-date>
    <dc:date>2017-05-05T02:16:00Z</dc:date>
    <meta:print-date>2017-05-05T02:15:46Z</meta:print-date>
  </office:meta>
</office:document-meta>
</file>